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Calibri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486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in" svg:y="0.1209in" svg:width="2.8063in" draw:z-index="2"><draw:text-box fo:min-height="1.6819in"><text:p text:style-name="P5"><office:annotation><dc:creator>Gauthier Bastien</dc:creator><dc:date>2011-01-13T14:56:41</dc:date><text:p text:style-name="P9"><text:span text:style-name="T5">do text</text:span></text:p><text:p text:style-name="P9"><text:span text:style-name="T5">from document(at=header, format='odt')</text:span></text:p></office:annotation><text:span text:style-name="T1">Import depuis header.odt</text:span></text:p></draw:text-box></draw:frame><text:tab/><text:tab/><text:tab/><text:tab/><text:tab/><text:tab/><text:text-input text:description="">tool.getCityName()</text:text-input>, le <text:text-input text:description="">licence_view.format_date()</text:text-input></text:p>
      <text:p text:style-name="P1"><draw:frame draw:style-name="fr2" draw:name="Cadre3" text:anchor-type="paragraph" svg:x="3.0811in" svg:y="0.1346in" svg:width="3.5945in" svg:height="1.3339in" draw:z-index="0"><draw:text-box><text:p text:style-name="P8"><office:annotation><dc:creator>Gauthier Bastien</dc:creator><dc:date>2011-03-23T14:58:32</dc:date><text:p text:style-name="P9"><text:span text:style-name="T9">do text</text:span></text:p><text:p text:style-name="P9"><text:span text:style-name="T9">from xhtml(tool.decorateHTML('UrbanAddress', urbanEventObj.getLinkedOrganisationTerm().getFormattedDescription()))</text:span></text:p></office:annotatio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0.6992in" svg:y="0.0791in" svg:width="5.9811in" draw:z-index="1"><draw:text-box fo:min-height="0.9in"><text:p text:style-name="Frame_20_contents"><office:annotation><dc:creator>Gauthier Bastien</dc:creator><dc:date>2011-01-13T14:56:41</dc:date><text:p text:style-name="P9"><text:span text:style-name="T8">do text</text:span></text:p><text:p text:style-name="P9"><text:span text:style-name="T8">from document(at=reference, format='odt')</text:span></text:p></office:annotation><text:span text:style-name="T1">Import depuis reference.odt</text:span></text:p></draw:text-box></draw:frame></text:p>
      <text:p text:style-name="P4">Demande d'avis concernant un permis d'urbanisme</text:p>
      <text:p text:style-name="P7"><office:annotation><dc:creator>Gauthier Bastien</dc:creator><dc:date>2011-02-16T16:12:24</dc:date><text:p text:style-name="P9"><text:span text:style-name="T7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9"><text:span text:style-name="T6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licence_helper.licenceSubject</text:text-input></text:p>
      <text:p text:style-name="P7"><text:span text:style-name="T4">Situation :</text:span> <text:text-input text:description="Situation des travaux">self.getWorkLocationSignaletic()</text:text-input></text:p>
      <text:p text:style-name="P7"><text:span text:style-name="T4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7"/>
      <text:p text:style-name="P6"><office:annotation><dc:creator>Gauthier Bastien</dc:creator><dc:date>2011-01-13T14:56:41</dc:date><text:p text:style-name="P9"><text:span text:style-name="T5">do text</text:span></text:p><text:p text:style-name="P9"><text:span text:style-name="T5">from document(at=signatures, format='odt')</text:span></text:p></office:annotation><text:span text:style-name="T2">Import depuis signature</text:span><text:span text:style-name="T3">s</text:span><text:span text:style-name="T2">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9-09-20T15:31:53.315708947</dc:date>
    <meta:editing-duration>PT3H20M5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26" meta:character-count="905" meta:non-whitespace-character-count="805"/>
  </office:meta>
</office:document-meta>
</file>